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6" style:master-page-name="MasterPage2" style:family="paragraph" style:name="P43">
      <style:paragraph-properties fo:text-align="center" fo:break-before="page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70">
      <style:text-properties fo:font-size="14pt"/>
    </style:style>
    <style:style style:family="text" style:name="T71">
      <style:text-properties fo:font-size="14pt"/>
    </style:style>
    <style:style style:parent-style-name="666" style:family="paragraph" style:name="P44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72">
      <style:text-properties fo:font-size="14pt"/>
    </style:style>
    <style:style style:family="text" style:name="T73">
      <style:text-properties fo:font-size="14pt"/>
    </style:style>
    <style:style style:parent-style-name="666" style:family="paragraph" style:name="P45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74">
      <style:text-properties fo:font-size="14pt"/>
    </style:style>
    <style:style style:family="text" style:name="T75">
      <style:text-properties fo:font-size="14pt"/>
    </style:style>
    <style:style style:parent-style-name="666" style:family="paragraph" style:name="P46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76">
      <style:text-properties fo:font-size="14pt"/>
    </style:style>
    <style:style style:family="text" style:name="T77">
      <style:text-properties fo:font-size="14pt"/>
    </style:style>
    <style:style style:parent-style-name="666" style:family="paragraph" style:name="P47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78">
      <style:text-properties fo:font-size="14pt"/>
    </style:style>
    <style:style style:family="text" style:name="T79">
      <style:text-properties fo:font-size="14pt"/>
    </style:style>
    <style:style style:parent-style-name="666" style:family="paragraph" style:name="P48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80">
      <style:text-properties fo:font-size="14pt"/>
    </style:style>
    <style:style style:family="text" style:name="T81">
      <style:text-properties fo:font-size="14pt"/>
    </style:style>
    <style:style style:parent-style-name="666" style:family="paragraph" style:name="P49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82">
      <style:text-properties fo:font-size="14pt"/>
    </style:style>
    <style:style style:family="text" style:name="T83">
      <style:text-properties fo:font-size="14pt"/>
    </style:style>
    <style:style style:parent-style-name="666" style:family="paragraph" style:name="P50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84">
      <style:text-properties fo:font-size="14pt"/>
    </style:style>
    <style:style style:family="text" style:name="T85">
      <style:text-properties fo:font-size="14pt"/>
    </style:style>
    <style:style style:parent-style-name="666" style:family="paragraph" style:name="P51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86">
      <style:text-properties fo:font-size="14pt"/>
    </style:style>
    <style:style style:family="text" style:name="T87">
      <style:text-properties fo:font-size="14pt"/>
    </style:style>
    <style:style style:parent-style-name="666" style:family="paragraph" style:name="P52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88">
      <style:text-properties fo:font-size="14pt"/>
    </style:style>
    <style:style style:family="text" style:name="T89">
      <style:text-properties fo:font-size="14pt"/>
    </style:style>
    <style:style style:parent-style-name="666" style:family="paragraph" style:name="P53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90">
      <style:text-properties fo:font-size="14pt"/>
    </style:style>
    <style:style style:family="text" style:name="T91">
      <style:text-properties fo:color="#2b373d" fo:font-size="14pt"/>
    </style:style>
    <style:style style:parent-style-name="669" style:family="paragraph" style:name="P54">
      <style:paragraph-properties fo:line-height="125%" fo:margin-top="0pt" fo:margin-bottom="0pt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92">
      <style:text-properties fo:font-size="14pt"/>
    </style:style>
    <style:style style:family="text" style:name="T93">
      <style:text-properties fo:font-size="14pt"/>
    </style:style>
    <style:style style:parent-style-name="666" style:family="paragraph" style:name="P55">
      <style:paragraph-properties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94">
      <style:text-properties fo:font-size="14pt"/>
    </style:style>
    <style:style style:family="text" style:name="T95">
      <style:text-properties fo:font-size="14pt"/>
    </style:style>
    <style:style style:parent-style-name="666" style:family="paragraph" style:name="P56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96">
      <style:text-properties fo:font-size="14pt"/>
    </style:style>
    <style:style style:family="text" style:name="T97">
      <style:text-properties fo:font-size="14pt"/>
    </style:style>
    <style:style style:parent-style-name="666" style:family="paragraph" style:name="P57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98">
      <style:text-properties fo:font-size="14pt"/>
    </style:style>
    <style:style style:family="text" style:name="T99">
      <style:text-properties fo:font-size="14pt"/>
    </style:style>
    <style:style style:parent-style-name="666" style:family="paragraph" style:name="P58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00">
      <style:text-properties fo:font-size="14pt"/>
    </style:style>
    <style:style style:family="text" style:name="T101">
      <style:text-properties fo:font-size="14pt"/>
    </style:style>
    <style:style style:parent-style-name="666" style:family="paragraph" style:name="P59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02">
      <style:text-properties fo:font-size="14pt"/>
    </style:style>
    <style:style style:family="text" style:name="T103">
      <style:text-properties fo:font-size="14pt"/>
    </style:style>
    <style:style style:parent-style-name="666" style:family="paragraph" style:name="P60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04">
      <style:text-properties fo:font-size="14pt"/>
    </style:style>
    <style:style style:family="text" style:name="T105">
      <style:text-properties fo:font-size="14pt"/>
    </style:style>
    <style:style style:parent-style-name="666" style:family="paragraph" style:name="P61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06">
      <style:text-properties fo:font-size="16pt" fo:font-weight="bold"/>
    </style:style>
    <style:style style:family="text" style:name="T107">
      <style:text-properties fo:font-size="16pt" fo:font-weight="bold"/>
    </style:style>
    <style:style style:parent-style-name="666" style:family="paragraph" style:name="P62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08">
      <style:text-properties fo:font-size="14pt"/>
    </style:style>
    <style:style style:family="text" style:name="T109">
      <style:text-properties fo:font-size="14pt"/>
    </style:style>
    <style:style style:parent-style-name="666" style:family="paragraph" style:name="P63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10">
      <style:text-properties fo:font-size="14pt"/>
    </style:style>
    <style:style style:family="text" style:name="T111">
      <style:text-properties fo:font-size="14pt"/>
    </style:style>
    <style:style style:parent-style-name="666" style:family="paragraph" style:name="P64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12">
      <style:text-properties fo:font-size="14pt"/>
    </style:style>
    <style:style style:family="text" style:name="T113">
      <style:text-properties fo:font-size="14pt"/>
    </style:style>
    <style:style style:parent-style-name="666" style:family="paragraph" style:name="P65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14">
      <style:text-properties fo:font-size="14pt"/>
    </style:style>
    <style:style style:family="text" style:name="T115">
      <style:text-properties fo:font-size="14pt"/>
    </style:style>
    <style:style style:parent-style-name="666" style:family="paragraph" style:name="P66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16">
      <style:text-properties fo:font-size="14pt"/>
    </style:style>
    <style:style style:family="text" style:name="T117">
      <style:text-properties fo:font-size="14pt"/>
    </style:style>
    <style:style style:parent-style-name="666" style:family="paragraph" style:name="P67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18">
      <style:text-properties fo:font-size="14pt"/>
    </style:style>
    <style:style style:family="text" style:name="T119">
      <style:text-properties fo:font-size="14pt"/>
    </style:style>
    <style:style style:parent-style-name="666" style:family="paragraph" style:name="P68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20">
      <style:text-properties fo:font-size="14pt"/>
    </style:style>
    <style:style style:family="text" style:name="T121">
      <style:text-properties fo:font-size="14pt"/>
    </style:style>
    <style:style style:parent-style-name="666" style:family="paragraph" style:name="P69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22">
      <style:text-properties fo:font-size="14pt"/>
    </style:style>
    <style:style style:family="text" style:name="T123">
      <style:text-properties fo:font-size="14pt"/>
    </style:style>
    <style:style style:parent-style-name="666" style:family="paragraph" style:name="P70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24">
      <style:text-properties fo:font-size="14pt"/>
    </style:style>
    <style:style style:family="text" style:name="T125">
      <style:text-properties fo:font-size="14pt"/>
    </style:style>
    <style:style style:family="table" style:name="ta1">
      <style:table-properties style:width="17cm" fo:margin-left="0cm" table:align="left"/>
    </style:style>
    <style:style style:family="table-column" style:name="co1">
      <style:table-column-properties style:column-width="8.501cm"/>
    </style:style>
    <style:style style:family="table-column" style:name="co2">
      <style:table-column-properties style:column-width="8.501cm"/>
    </style:style>
    <style:style style:family="table-row" style:name="ro1">
      <style:table-row-properties/>
    </style:style>
    <style:style style:family="table-cell" style:name="ce2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66" style:family="paragraph" style:name="P71">
      <style:paragraph-properties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26">
      <style:text-properties fo:font-size="14pt"/>
    </style:style>
    <style:style style:family="text" style:name="T127">
      <style:text-properties fo:font-size="14pt"/>
    </style:style>
    <style:style style:parent-style-name="666" style:family="paragraph" style:name="P72">
      <style:paragraph-properties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28">
      <style:text-properties fo:font-size="14pt"/>
    </style:style>
    <style:style style:family="text" style:name="T129">
      <style:text-properties fo:font-size="14pt"/>
    </style:style>
    <style:style style:parent-style-name="666" style:family="paragraph" style:name="P73">
      <style:paragraph-properties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30">
      <style:text-properties fo:font-size="14pt"/>
    </style:style>
    <style:style style:family="text" style:name="T131">
      <style:text-properties fo:font-size="14pt"/>
    </style:style>
    <style:style style:family="text" style:name="T132">
      <style:text-properties fo:font-size="14pt"/>
    </style:style>
    <style:style style:family="text" style:name="T133">
      <style:text-properties fo:font-size="14pt"/>
    </style:style>
    <style:style style:family="text" style:name="T134">
      <style:text-properties fo:font-size="14pt"/>
    </style:style>
    <style:style style:family="table-cell" style:name="ce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66" style:family="paragraph" style:name="P74">
      <style:paragraph-properties fo:margin-left="2.501cm" fo:margin-right="0cm" fo:text-indent="0cm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35">
      <style:text-properties fo:font-size="14pt"/>
    </style:style>
    <style:style style:family="text" style:name="T136">
      <style:text-properties fo:font-size="14pt"/>
    </style:style>
    <style:style style:parent-style-name="666" style:family="paragraph" style:name="P75">
      <style:paragraph-properties fo:margin-left="2.501cm" fo:margin-right="0cm" fo:text-indent="0cm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37">
      <style:text-properties fo:font-size="14pt"/>
    </style:style>
    <style:style style:family="text" style:name="T138">
      <style:text-properties fo:font-size="14pt"/>
    </style:style>
    <style:style style:family="table-row" style:name="ro2">
      <style:table-row-properties/>
    </style:style>
    <style:style style:family="table-cell" style:name="ce4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73" style:family="paragraph" style:name="P76">
      <style:paragraph-properties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39">
      <style:text-properties fo:font-size="14pt"/>
    </style:style>
    <style:style style:family="text" style:name="T140">
      <style:text-properties fo:font-size="14pt"/>
    </style:style>
    <style:style style:parent-style-name="673" style:family="paragraph" style:name="P77">
      <style:paragraph-properties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parent-style-name="675" style:family="text" style:name="T141">
      <style:text-properties fo:font-size="14pt"/>
    </style:style>
    <style:style style:family="text" style:name="T142">
      <style:text-properties fo:font-size="14pt"/>
    </style:style>
    <style:style style:family="text" style:name="T143">
      <style:text-properties fo:font-family="Times New Roman" style:font-family-asian="Times New Roman" style:font-family-complex="Times New Roman" fo:font-size="14pt"/>
    </style:style>
    <style:style style:family="text" style:name="T144">
      <style:text-properties fo:font-size="14pt"/>
    </style:style>
    <style:style style:parent-style-name="673" style:family="paragraph" style:name="P78">
      <style:paragraph-properties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45">
      <style:text-properties fo:font-size="14pt"/>
    </style:style>
    <style:style style:family="text" style:name="T146">
      <style:text-properties fo:font-size="14pt"/>
    </style:style>
    <style:style style:family="table-cell" style:name="ce5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666" style:family="paragraph" style:name="P79">
      <style:paragraph-properties fo:margin-left="2.501cm" fo:margin-right="0cm" fo:text-indent="0cm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47">
      <style:text-properties fo:font-size="14pt"/>
    </style:style>
    <style:style style:family="text" style:name="T148">
      <style:text-properties fo:font-size="14pt"/>
    </style:style>
    <style:style style:parent-style-name="666" style:family="paragraph" style:name="P80">
      <style:paragraph-properties fo:margin-left="2.501cm" fo:margin-right="0cm" fo:text-indent="0cm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49">
      <style:text-properties fo:font-size="14pt"/>
    </style:style>
    <style:style style:family="text" style:name="T150">
      <style:text-properties fo:font-size="14pt"/>
    </style:style>
    <style:style style:parent-style-name="666" style:family="paragraph" style:name="P81">
      <style:paragraph-properties fo:margin-left="2.501cm" fo:margin-right="0cm" fo:text-indent="0cm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51">
      <style:text-properties fo:font-size="14pt"/>
    </style:style>
    <style:style style:family="text" style:name="T152">
      <style:text-properties fo:font-size="14pt"/>
    </style:style>
    <style:style style:parent-style-name="666" style:family="paragraph" style:name="P82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53">
      <style:text-properties fo:font-size="14pt"/>
    </style:style>
    <style:style style:family="text" style:name="T154">
      <style:text-properties fo:font-size="14pt"/>
    </style:style>
    <style:style style:parent-style-name="666" style:family="paragraph" style:name="P83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55">
      <style:text-properties fo:font-size="14pt"/>
    </style:style>
    <style:style style:family="text" style:name="T156">
      <style:text-properties fo:font-size="14pt"/>
    </style:style>
    <style:style style:parent-style-name="666" style:family="paragraph" style:name="P84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57">
      <style:text-properties fo:font-size="14pt"/>
    </style:style>
    <style:style style:family="text" style:name="T158">
      <style:text-properties fo:font-size="14pt"/>
    </style:style>
    <style:style style:parent-style-name="666" style:family="paragraph" style:name="P85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59">
      <style:text-properties fo:font-size="14pt"/>
    </style:style>
    <style:style style:family="text" style:name="T160">
      <style:text-properties fo:font-size="14pt"/>
    </style:style>
    <style:style style:parent-style-name="666" style:family="paragraph" style:name="P86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61">
      <style:text-properties fo:font-size="14pt"/>
    </style:style>
    <style:style style:family="text" style:name="T162">
      <style:text-properties fo:font-size="14pt"/>
    </style:style>
    <style:style style:parent-style-name="666" style:family="paragraph" style:name="P87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63">
      <style:text-properties fo:font-size="14pt"/>
    </style:style>
    <style:style style:family="text" style:name="T164">
      <style:text-properties fo:font-size="14pt"/>
    </style:style>
    <style:style style:parent-style-name="666" style:family="paragraph" style:name="P88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65">
      <style:text-properties fo:font-size="14pt"/>
    </style:style>
    <style:style style:family="text" style:name="T166">
      <style:text-properties fo:font-size="14pt"/>
    </style:style>
    <style:style style:parent-style-name="666" style:family="paragraph" style:name="P89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67">
      <style:text-properties fo:font-size="14pt"/>
    </style:style>
    <style:style style:family="text" style:name="T168">
      <style:text-properties fo:font-size="14pt"/>
    </style:style>
    <style:style style:parent-style-name="666" style:family="paragraph" style:name="P90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69">
      <style:text-properties fo:font-size="14pt"/>
    </style:style>
    <style:style style:family="text" style:name="T170">
      <style:text-properties fo:font-size="14pt"/>
    </style:style>
    <style:style style:family="text" style:name="T171">
      <style:text-properties fo:font-size="14pt"/>
    </style:style>
    <style:style style:parent-style-name="667" style:master-page-name="MasterPage3" style:family="paragraph" style:name="P91">
      <style:paragraph-properties fo:text-align="center" fo:break-before="page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72">
      <style:text-properties fo:font-family="Times New Roman" style:font-family-complex="Times New Roman" fo:font-size="14pt" fo:font-weight="bold"/>
    </style:style>
    <style:style style:parent-style-name="667" style:family="paragraph" style:name="P92">
      <style:paragraph-properties fo:line-height="115%" fo:text-align="center" fo:margin-top="14pt" fo:margin-bottom="0pt" fo:background-color="#ffffff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73">
      <style:text-properties fo:font-family="Times New Roman" style:font-family-complex="Times New Roman" fo:font-size="14pt" fo:font-weight="bold"/>
    </style:style>
    <style:style style:family="text" style:name="T174">
      <style:text-properties fo:font-family="Times New Roman" style:font-family-complex="Times New Roman" fo:font-size="14pt" fo:font-weight="bold"/>
    </style:style>
    <style:style style:parent-style-name="667" style:family="paragraph" style:name="P93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75">
      <style:text-properties fo:font-family="Times New Roman" style:font-family-complex="Times New Roman" fo:font-size="14pt" fo:font-weight="bold"/>
    </style:style>
    <style:style style:family="text" style:name="T176">
      <style:text-properties fo:color="#000000" fo:font-family="Times New Roman" style:font-family-complex="Times New Roman" fo:font-size="14pt" fo:font-weight="bold"/>
    </style:style>
    <style:style style:parent-style-name="667" style:family="paragraph" style:name="P94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77">
      <style:text-properties fo:color="#000000" fo:font-family="Times New Roman" style:font-family-complex="Times New Roman" fo:font-size="14pt" fo:font-weight="bold"/>
    </style:style>
    <style:style style:parent-style-name="667" style:family="paragraph" style:name="P95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78">
      <style:text-properties fo:font-family="Times New Roman" style:font-family-complex="Times New Roman" fo:font-size="14pt" fo:font-weight="bold"/>
    </style:style>
    <style:style style:family="text" style:name="T179">
      <style:text-properties fo:font-family="Times New Roman" style:font-family-complex="Times New Roman" fo:font-size="14pt" fo:font-weight="bold"/>
    </style:style>
    <style:style style:parent-style-name="667" style:family="paragraph" style:name="P96">
      <style:paragraph-properties fo:line-height="115%" fo:text-align="justify" fo:margin-top="14pt" fo:margin-bottom="14pt" fo:background-color="#ffffff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80">
      <style:text-properties fo:font-family="Times New Roman" style:font-family-complex="Times New Roman" fo:font-size="14pt"/>
    </style:style>
    <style:style style:family="text" style:name="T181">
      <style:text-properties fo:font-family="Times New Roman" style:font-family-complex="Times New Roman" fo:font-size="14pt"/>
    </style:style>
    <style:style style:family="text" style:name="T182">
      <style:text-properties fo:font-family="Times New Roman" style:font-family-asian="Times New Roman" style:font-family-complex="Times New Roman" fo:font-size="14pt"/>
    </style:style>
    <style:style style:parent-style-name="667" style:family="paragraph" style:name="P97">
      <style:paragraph-properties fo:line-height="115%" fo:margin-top="14pt" fo:margin-bottom="14pt" fo:background-color="#ffffff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83">
      <style:text-properties fo:font-family="Times New Roman" style:font-family-complex="Times New Roman" fo:font-size="14pt"/>
    </style:style>
    <style:style style:family="text" style:name="T184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85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86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87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parent-style-name="667" style:family="paragraph" style:name="P98">
      <style:paragraph-properties fo:text-align="center" fo:margin-left="3.251cm" fo:margin-right="0cm" fo:text-indent="-3.249cm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88">
      <style:text-properties fo:font-family="Times New Roman" style:font-family-complex="Times New Roman" fo:font-size="14pt" fo:font-weight="bold"/>
    </style:style>
    <style:style style:family="text" style:name="T189">
      <style:text-properties fo:font-size="14pt"/>
    </style:style>
    <style:style style:parent-style-name="667" style:family="paragraph" style:name="P99">
      <style:paragraph-properties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190">
      <style:text-properties fo:font-family="Times New Roman" style:font-family-complex="Times New Roman" fo:font-size="14pt" fo:font-weight="bold"/>
    </style:style>
    <style:style style:family="text" style:name="T191">
      <style:text-properties fo:font-family="Times New Roman" style:font-family-complex="Times New Roman" fo:font-size="14pt" fo:font-weight="bold"/>
    </style:style>
    <style:style style:parent-style-name="674" style:list-style-name="WWNum1" style:family="paragraph" style:name="P100">
      <style:paragraph-properties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192">
      <style:text-properties fo:font-family="Times New Roman" style:font-family-complex="Times New Roman" fo:font-size="14pt"/>
    </style:style>
    <style:style style:family="text" style:name="T193">
      <style:text-properties fo:font-family="Times New Roman" style:font-family-complex="Times New Roman" fo:font-size="14pt"/>
    </style:style>
    <style:style style:parent-style-name="674" style:list-style-name="WWNum1" style:family="paragraph" style:name="P101">
      <style:paragraph-properties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194">
      <style:text-properties fo:font-family="Times New Roman" style:font-family-complex="Times New Roman" fo:font-size="14pt"/>
    </style:style>
    <style:style style:family="text" style:name="T195">
      <style:text-properties fo:font-family="Times New Roman" style:font-family-complex="Times New Roman" fo:font-size="14pt"/>
    </style:style>
    <style:style style:parent-style-name="674" style:list-style-name="WWNum1" style:family="paragraph" style:name="P102">
      <style:paragraph-properties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196">
      <style:text-properties fo:font-family="Times New Roman" style:font-family-complex="Times New Roman" fo:font-size="14pt"/>
    </style:style>
    <style:style style:family="text" style:name="T197">
      <style:text-properties fo:font-family="Times New Roman" style:font-family-complex="Times New Roman" fo:font-size="14pt"/>
    </style:style>
    <style:style style:parent-style-name="674" style:list-style-name="WWNum1" style:family="paragraph" style:name="P103">
      <style:paragraph-properties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198">
      <style:text-properties fo:font-family="Times New Roman" style:font-family-complex="Times New Roman" fo:font-size="14pt"/>
    </style:style>
    <style:style style:family="text" style:name="T199">
      <style:text-properties fo:font-family="Times New Roman" style:font-family-complex="Times New Roman" fo:font-size="14pt"/>
    </style:style>
    <style:style style:parent-style-name="674" style:list-style-name="WWNum1" style:family="paragraph" style:name="P104">
      <style:paragraph-properties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00">
      <style:text-properties fo:font-family="Times New Roman" style:font-family-complex="Times New Roman" fo:font-size="14pt"/>
    </style:style>
    <style:style style:family="text" style:name="T201">
      <style:text-properties fo:font-family="Times New Roman" style:font-family-complex="Times New Roman" fo:font-size="14pt"/>
    </style:style>
    <style:style style:parent-style-name="674" style:list-style-name="WWNum1" style:family="paragraph" style:name="P105">
      <style:paragraph-properties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02">
      <style:text-properties fo:font-family="Times New Roman" style:font-family-complex="Times New Roman" fo:font-size="14pt"/>
    </style:style>
    <style:style style:family="text" style:name="T203">
      <style:text-properties fo:font-family="Times New Roman" style:font-family-complex="Times New Roman" fo:font-size="14pt"/>
    </style:style>
    <style:style style:parent-style-name="674" style:list-style-name="WWNum1" style:family="paragraph" style:name="P106">
      <style:paragraph-properties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04">
      <style:text-properties fo:font-family="Times New Roman" style:font-family-complex="Times New Roman" fo:font-size="14pt"/>
    </style:style>
    <style:style style:family="text" style:name="T205">
      <style:text-properties fo:font-family="Times New Roman" style:font-family-complex="Times New Roman" fo:font-size="14pt"/>
    </style:style>
    <style:style style:parent-style-name="674" style:list-style-name="WWNum1" style:family="paragraph" style:name="P107">
      <style:paragraph-properties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06">
      <style:text-properties fo:font-family="Times New Roman" style:font-family-complex="Times New Roman" fo:font-size="14pt"/>
    </style:style>
    <style:style style:family="text" style:name="T207">
      <style:text-properties fo:font-family="Times New Roman" style:font-family-complex="Times New Roman" fo:font-size="14pt"/>
    </style:style>
    <style:style style:parent-style-name="674" style:list-style-name="WWNum1" style:family="paragraph" style:name="P108">
      <style:paragraph-properties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08">
      <style:text-properties fo:font-family="Times New Roman" style:font-family-complex="Times New Roman" fo:font-size="14pt"/>
    </style:style>
    <style:style style:family="text" style:name="T209">
      <style:text-properties fo:font-family="Times New Roman" style:font-family-complex="Times New Roman" fo:font-size="14pt"/>
    </style:style>
    <style:style style:parent-style-name="674" style:list-style-name="WWNum1" style:family="paragraph" style:name="P109">
      <style:paragraph-properties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10">
      <style:text-properties fo:font-family="Times New Roman" style:font-family-complex="Times New Roman" fo:font-size="14pt"/>
    </style:style>
    <style:style style:family="text" style:name="T211">
      <style:text-properties fo:font-family="Times New Roman" style:font-family-complex="Times New Roman" fo:font-size="14pt"/>
    </style:style>
    <style:style style:parent-style-name="674" style:list-style-name="WWNum1" style:family="paragraph" style:name="P110">
      <style:paragraph-properties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12">
      <style:text-properties fo:font-family="Times New Roman" style:font-family-complex="Times New Roman" fo:font-size="14pt"/>
    </style:style>
    <style:style style:family="text" style:name="T213">
      <style:text-properties fo:font-family="Times New Roman" style:font-family-complex="Times New Roman" fo:font-size="14pt"/>
    </style:style>
    <style:style style:parent-style-name="667" style:family="paragraph" style:name="P111">
      <style:paragraph-properties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parent-style-name="675" style:family="text" style:name="T214">
      <style:text-properties fo:font-family="Times New Roman" style:font-family-complex="Times New Roman" fo:font-size="14pt"/>
    </style:style>
    <style:style style:family="text" style:name="T215">
      <style:text-properties fo:font-family="Times New Roman" style:font-family-complex="Times New Roman" fo:font-size="14pt"/>
    </style:style>
    <style:style style:family="text" style:name="T216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217">
      <style:text-properties fo:font-family="Times New Roman" style:font-family-complex="Times New Roman" fo:font-size="14pt"/>
    </style:style>
    <style:style style:family="text" style:name="T218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219">
      <style:text-properties fo:font-family="Times New Roman" style:font-family-complex="Times New Roman" fo:font-size="14pt"/>
    </style:style>
    <style:style style:family="text" style:name="T220">
      <style:text-properties fo:font-family="Times New Roman" style:font-family-complex="Times New Roman" fo:font-size="14pt"/>
    </style:style>
    <style:style style:family="text" style:name="T221">
      <style:text-properties fo:font-family="Times New Roman" style:font-family-complex="Times New Roman" fo:font-size="14pt"/>
    </style:style>
    <style:style style:parent-style-name="667" style:family="paragraph" style:name="P112">
      <style:paragraph-properties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parent-style-name="675" style:family="text" style:name="T222">
      <style:text-properties fo:font-family="Times New Roman" style:font-family-complex="Times New Roman" fo:font-size="14pt"/>
    </style:style>
    <style:style style:family="text" style:name="T223">
      <style:text-properties fo:font-family="Times New Roman" style:font-family-complex="Times New Roman" fo:font-size="14pt"/>
    </style:style>
    <style:style style:family="text" style:name="T224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225">
      <style:text-properties fo:font-family="Times New Roman" style:font-family-complex="Times New Roman" fo:font-size="14pt"/>
    </style:style>
    <style:style style:family="text" style:name="T226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227">
      <style:text-properties fo:font-family="Times New Roman" style:font-family-complex="Times New Roman" fo:font-size="14pt"/>
    </style:style>
    <style:style style:family="text" style:name="T228">
      <style:text-properties fo:font-family="Times New Roman" style:font-family-complex="Times New Roman" fo:font-size="14pt"/>
    </style:style>
    <style:style style:family="text" style:name="T229">
      <style:text-properties fo:font-family="Times New Roman" style:font-family-complex="Times New Roman" fo:font-size="14pt"/>
    </style:style>
    <style:style style:parent-style-name="667" style:family="paragraph" style:name="P113">
      <style:paragraph-properties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230">
      <style:text-properties fo:font-family="Times New Roman" style:font-family-complex="Times New Roman" fo:font-size="14pt"/>
    </style:style>
    <style:style style:family="text" style:name="T231">
      <style:text-properties fo:font-family="Times New Roman" style:font-family-complex="Times New Roman" fo:font-size="14pt"/>
    </style:style>
    <style:style style:parent-style-name="667" style:family="paragraph" style:name="P114">
      <style:paragraph-properties fo:text-align="center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232">
      <style:text-properties fo:font-family="Times New Roman" style:font-family-complex="Times New Roman" fo:font-size="14pt" fo:font-weight="bold"/>
    </style:style>
    <style:style style:parent-style-name="674" style:list-style-name="WWNum2" style:family="paragraph" style:name="P115">
      <style:paragraph-properties fo:line-height="115%" fo:text-align="justify" fo:margin-top="0pt" fo:margin-bottom="10pt"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33">
      <style:text-properties fo:font-family="Times New Roman" style:font-family-complex="Times New Roman" fo:font-size="14pt"/>
    </style:style>
    <style:style style:family="text" style:name="T234">
      <style:text-properties fo:font-family="Times New Roman" style:font-family-complex="Times New Roman" fo:font-size="14pt"/>
    </style:style>
    <style:style style:parent-style-name="674" style:list-style-name="WWNum2" style:family="paragraph" style:name="P116">
      <style:paragraph-properties fo:line-height="115%" fo:text-align="justify" fo:margin-top="0pt" fo:margin-bottom="10pt"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35">
      <style:text-properties fo:font-family="Times New Roman" style:font-family-complex="Times New Roman" fo:font-size="14pt"/>
    </style:style>
    <style:style style:family="text" style:name="T236">
      <style:text-properties fo:font-family="Times New Roman" style:font-family-complex="Times New Roman" fo:font-size="14pt"/>
    </style:style>
    <style:style style:parent-style-name="674" style:list-style-name="WWNum2" style:family="paragraph" style:name="P117">
      <style:paragraph-properties fo:line-height="115%" fo:text-align="justify" fo:margin-top="0pt" fo:margin-bottom="10pt"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37">
      <style:text-properties fo:font-family="Times New Roman" style:font-family-complex="Times New Roman" fo:font-size="14pt"/>
    </style:style>
    <style:style style:family="text" style:name="T238">
      <style:text-properties fo:font-family="Times New Roman" style:font-family-complex="Times New Roman" fo:font-size="14pt"/>
    </style:style>
    <style:style style:parent-style-name="674" style:list-style-name="WWNum2" style:family="paragraph" style:name="P118">
      <style:paragraph-properties fo:line-height="115%" fo:text-align="justify" fo:margin-top="0pt" fo:margin-bottom="10pt"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39">
      <style:text-properties fo:font-family="Times New Roman" style:font-family-complex="Times New Roman" fo:font-size="14pt"/>
    </style:style>
    <style:style style:family="text" style:name="T240">
      <style:text-properties fo:font-family="Times New Roman" style:font-family-complex="Times New Roman" fo:font-size="14pt"/>
    </style:style>
    <style:style style:parent-style-name="674" style:list-style-name="WWNum2" style:family="paragraph" style:name="P119">
      <style:paragraph-properties fo:line-height="115%" fo:text-align="justify" fo:margin-top="0pt" fo:margin-bottom="10pt"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41">
      <style:text-properties fo:font-family="Times New Roman" style:font-family-complex="Times New Roman" fo:font-size="14pt"/>
    </style:style>
    <style:style style:family="text" style:name="T242">
      <style:text-properties fo:font-family="Times New Roman" style:font-family-complex="Times New Roman" fo:font-size="14pt"/>
    </style:style>
    <style:style style:parent-style-name="674" style:list-style-name="WWNum2" style:family="paragraph" style:name="P120">
      <style:paragraph-properties fo:line-height="115%" fo:text-align="justify" fo:margin-top="0pt" fo:margin-bottom="10pt"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43">
      <style:text-properties fo:font-family="Times New Roman" style:font-family-complex="Times New Roman" fo:font-size="14pt"/>
    </style:style>
    <style:style style:family="text" style:name="T244">
      <style:text-properties fo:font-family="Times New Roman" style:font-family-complex="Times New Roman" fo:font-size="14pt"/>
    </style:style>
    <style:style style:parent-style-name="674" style:list-style-name="WWNum2" style:family="paragraph" style:name="P121">
      <style:paragraph-properties fo:line-height="115%" fo:text-align="justify" fo:margin-top="0pt" fo:margin-bottom="10pt"/>
      <style:text-properties fo:font-variant="normal" fo:text-transform="none" fo:color="#000000" style:text-line-through-type="none" fo:font-family="Calibri" style:font-family-asian="Calibri" style:font-family-complex="FreeSans" fo:font-size="11pt" fo:letter-spacing="0pt" fo:language="ru" fo:country="RU" fo:font-style="normal" style:text-underline-type="none" style:text-underline-width="auto" fo:font-weight="normal"/>
    </style:style>
    <style:style style:family="text" style:name="T245">
      <style:text-properties fo:font-family="Times New Roman" style:font-family-complex="Times New Roman" fo:font-size="14pt"/>
    </style:style>
    <style:style style:parent-style-name="667" style:family="paragraph" style:name="P122">
      <style:paragraph-properties fo:text-align="right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246">
      <style:text-properties fo:font-family="Times New Roman" style:font-family-complex="Times New Roman" fo:font-size="14pt" fo:font-weight="bold"/>
    </style:style>
    <style:style style:family="text" style:name="T247">
      <style:text-properties fo:font-family="Times New Roman" style:font-family-complex="Times New Roman" fo:font-size="14pt"/>
    </style:style>
    <style:style style:parent-style-name="667" style:family="paragraph" style:name="P123">
      <style:paragraph-properties fo:text-align="right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248">
      <style:text-properties fo:font-family="Times New Roman" style:font-family-complex="Times New Roman" fo:font-size="14pt"/>
    </style:style>
    <style:style style:family="text" style:name="T249">
      <style:text-properties fo:font-family="Times New Roman" style:font-family-complex="Times New Roman" fo:font-size="14pt"/>
    </style:style>
    <style:style style:parent-style-name="667" style:family="paragraph" style:name="P124">
      <style:paragraph-properties fo:text-align="right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family="text" style:name="T250">
      <style:text-properties fo:font-family="Times New Roman" style:font-family-complex="Times New Roman" fo:font-size="14pt"/>
    </style:style>
  </office:automatic-styles>
  <office:body>
    <office:text text:use-soft-page-breaks="true">
      <text:p text:style-name="P43"><text:span text:style-name="T70">МИНИСТЕРСТВО ОБРАЗОВАНИЯ И НАУКИ НИЖЕГОРОДСКОЙ ОБЛАСТИ</text:span><text:span text:style-name="T71"/></text:p>
      <text:p text:style-name="P44"><text:span text:style-name="T72"/><text:span text:style-name="T73"/></text:p>
      <text:p text:style-name="P45"><text:span text:style-name="T74">Государственное бюджетное профессиональное образовательное учреждение</text:span><text:span text:style-name="T75"/></text:p>
      <text:p text:style-name="P46"><text:span text:style-name="T76"/><text:span text:style-name="T77"/></text:p>
      <text:p text:style-name="P47"><text:span text:style-name="T78">НИЖЕГОРОДСКИЙ РАДИОТЕХНИЧЕСКИЙ КОЛЛЕДЖ</text:span><text:span text:style-name="T79"/></text:p>
      <text:p text:style-name="P48"><text:span text:style-name="T80"/><text:span text:style-name="T81"/></text:p>
      <text:p text:style-name="P49"><text:span text:style-name="T82"/><text:span text:style-name="T83"/></text:p>
      <text:p text:style-name="P50"><text:span text:style-name="T84"/><text:span text:style-name="T85"/></text:p>
      <text:p text:style-name="P51"><text:span text:style-name="T86">Специальность 09.02.07 Информационные системы и программирование</text:span><text:span text:style-name="T87"/></text:p>
      <text:p text:style-name="P52"><text:span text:style-name="T88"/><text:span text:style-name="T89"/></text:p>
      <text:p text:style-name="P53"><text:span text:style-name="T90">Квалификация </text:span><text:span text:style-name="T91">Программист</text:span><text:span/></text:p>
      <text:p text:style-name="P54"><text:span text:style-name="T92"/><text:span text:style-name="T93"/></text:p>
      <text:p text:style-name="P55"><text:span text:style-name="T94"/><text:span text:style-name="T95"/></text:p>
      <text:p text:style-name="P56"><text:span text:style-name="T96"/><text:span text:style-name="T97"/></text:p>
      <text:p text:style-name="P57"><text:span text:style-name="T98"/><text:span text:style-name="T99"/></text:p>
      <text:p text:style-name="P58"><text:span text:style-name="T100"/><text:span text:style-name="T101"/></text:p>
      <text:p text:style-name="P59"><text:span text:style-name="T102"/><text:span text:style-name="T103"/></text:p>
      <text:p text:style-name="P60"><text:span text:style-name="T104"/><text:span text:style-name="T105"/></text:p>
      <text:p text:style-name="P61"><text:span text:style-name="T106"> КУРСОВАЯ РАБОТА</text:span><text:span text:style-name="T107"/></text:p>
      <text:p text:style-name="P62"><text:span text:style-name="T108"/><text:span text:style-name="T109"/></text:p>
      <text:p text:style-name="P63"><text:span text:style-name="T110">МДК 11.01 Технология разработки и защиты баз данных</text:span><text:span text:style-name="T111"/></text:p>
      <text:p text:style-name="P64"><text:span text:style-name="T112"/><text:span text:style-name="T113"/></text:p>
      <text:p text:style-name="P65"><text:span text:style-name="T114"/><text:span text:style-name="T115"/></text:p>
      <text:p text:style-name="P66"><text:span text:style-name="T116">Тема: «Проектирование и разработка базы данных для магазина компьютерной техники»</text:span><text:span text:style-name="T117"/></text:p>
      <text:p text:style-name="P67"><text:span text:style-name="T118"/><text:span text:style-name="T119"/></text:p>
      <text:p text:style-name="P68"><text:span text:style-name="T120"/><text:span text:style-name="T121"/></text:p>
      <text:p text:style-name="P69"><text:span text:style-name="T122"/><text:span text:style-name="T123"/></text:p>
      <text:p text:style-name="P70"><text:span text:style-name="T124"/><text:span text:style-name="T125"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71"><text:span text:style-name="T126">Выполнил студент группы</text:span><text:span text:style-name="T127"/></text:p>
            <text:p text:style-name="P72"><text:span text:style-name="T128"/><text:span text:style-name="T129"/></text:p>
            <text:p text:style-name="P73"><text:span text:style-name="T130">3ИСиП-2</text:span><text:span text:style-name="T131">2</text:span><text:span text:style-name="T132">-</text:span><text:span text:style-name="T133">2</text:span><text:span text:style-name="T134"/></text:p>
          </table:table-cell>
          <table:table-cell table:style-name="ce3">
            <text:p text:style-name="P74"><text:span text:style-name="T135">Проверил преподаватель</text:span><text:span text:style-name="T136"/></text:p>
            <text:p text:style-name="P75"><text:span text:style-name="T137">Гутянская Е.М.</text:span><text:span text:style-name="T138"/></text:p>
          </table:table-cell>
        </table:table-row>
        <table:table-row table:style-name="ro2" table:default-cell-style-name="ce1">
          <table:table-cell table:style-name="ce4">
            <text:p text:style-name="P76"><text:span text:style-name="T139"/><text:span text:style-name="T140"/></text:p>
            <text:p text:style-name="P77"><text:span text:style-name="T141"/><text:span text:style-name="T142">П</text:span><text:span text:style-name="T143">ронин Дмитрий Алексеевич</text:span><text:span text:style-name="T144"><text:s/></text:span><text:span/></text:p>
            <text:p text:style-name="P78"><text:span text:style-name="T145"/><text:span text:style-name="T146"/></text:p>
          </table:table-cell>
          <table:table-cell table:style-name="ce5">
            <text:p text:style-name="P79"><text:span text:style-name="T147">Проект защищен с оценкой _______________________</text:span><text:span text:style-name="T148"/></text:p>
            <text:p text:style-name="P80"><text:span text:style-name="T149">Дата защиты____________</text:span><text:span text:style-name="T150"/></text:p>
            <text:p text:style-name="P81"><text:span text:style-name="T151">Подпись________________</text:span><text:span text:style-name="T152"/></text:p>
          </table:table-cell>
        </table:table-row>
      </table:table>
      <text:p text:style-name="P82"><text:span text:style-name="T153"/><text:span text:style-name="T154"/></text:p>
      <text:p text:style-name="P83"><text:span text:style-name="T155"/><text:span text:style-name="T156"/></text:p>
      <text:p text:style-name="P84"><text:span text:style-name="T157"/><text:span text:style-name="T158"/></text:p>
      <text:p text:style-name="P85"><text:span text:style-name="T159"/><text:span text:style-name="T160"/></text:p>
      <text:p text:style-name="P86"><text:span text:style-name="T161"/><text:span text:style-name="T162"/></text:p>
      <text:p text:style-name="P87"><text:span text:style-name="T163"/><text:span text:style-name="T164"/></text:p>
      <text:p text:style-name="P88"><text:span text:style-name="T165"/><text:span text:style-name="T166"/></text:p>
      <text:p text:style-name="P89"><text:span text:style-name="T167"/><text:span text:style-name="T168"/></text:p>
      <text:p text:style-name="P90"><text:span text:style-name="T169">Нижний Новгород, 202</text:span><text:span text:style-name="T170">4</text:span><text:span text:style-name="T171"/></text:p>
      <text:p text:style-name="P91"><text:span text:style-name="T172">ЗАДАНИЕ</text:span><text:span/></text:p>
      <text:p text:style-name="P92"><text:span text:style-name="T173">на курсовую работу</text:span><text:span text:style-name="T174"/></text:p>
      <text:p text:style-name="P93"><text:span text:style-name="T175">Специальность</text:span><text:span text:style-name="T176"> 09.02.07 Информационные системы и программирование</text:span><text:span/></text:p>
      <text:p text:style-name="P94"><text:span text:style-name="T177">МДК 11.01 Технология разработки и защиты баз данных</text:span><text:span/></text:p>
      <text:p text:style-name="P95"><text:span text:style-name="T178"/><text:span text:style-name="T179"/></text:p>
      <text:p text:style-name="P96"><text:span text:style-name="T180">Обучающемуся </text:span><text:span text:style-name="T181">П</text:span><text:span text:style-name="T182">ронину Дмитрию Алексеевичу</text:span><text:span/></text:p>
      <text:p text:style-name="P97"><text:span text:style-name="T183">Группа </text:span><text:span text:style-name="T184">3ИСиП-2</text:span><text:span text:style-name="T185">2</text:span><text:span text:style-name="T186">-</text:span><text:span text:style-name="T187">2</text:span><text:span/></text:p>
      <text:p text:style-name="P98"><text:span text:style-name="T188">Тема курсовой работы </text:span><text:span text:style-name="T189">Проектирование и разработка базы данных для магазина компьютерной техники</text:span><text:span/></text:p>
      <text:p text:style-name="P99"><text:span text:style-name="T190">Требования к разрабатываемой системе</text:span><text:span text:style-name="T191"/></text:p>
      <text:list text:style-name="WWNum1" text:continue-numbering="true">
        <text:list-item>
          <text:p text:style-name="P100"><text:span text:style-name="T192">Многопользовательский доступ</text:span><text:span text:style-name="T193"/></text:p>
        </text:list-item>
        <text:list-item>
          <text:p text:style-name="P101"><text:span text:style-name="T194">Разграничение функционала по ролям</text:span><text:span text:style-name="T195"/></text:p>
        </text:list-item>
        <text:list-item>
          <text:p text:style-name="P102"><text:span text:style-name="T196">Клиент и сотрудник магазина могут осуществлять следующие действия:</text:span><text:span text:style-name="T197"/></text:p>
        </text:list-item>
        <text:list-item>
          <text:list>
            <text:list-item>
              <text:p text:style-name="P103"><text:span text:style-name="T198">получать оперативную информацию о наличии, описании, фото и стоимости техники;</text:span><text:span text:style-name="T199"/></text:p>
            </text:list-item>
            <text:list-item>
              <text:p text:style-name="P104"><text:span text:style-name="T200">подбирать технику по заявленным критериям;</text:span><text:span text:style-name="T201"/></text:p>
            </text:list-item>
            <text:list-item>
              <text:p text:style-name="P105"><text:span text:style-name="T202">осуществлять отбор техники по фильтрам;</text:span><text:span text:style-name="T203"/></text:p>
            </text:list-item>
            <text:list-item>
              <text:p text:style-name="P106"><text:span text:style-name="T204">находить необходимую информацию, содержащею описание техники и комплектующих;</text:span><text:span text:style-name="T205"/></text:p>
            </text:list-item>
          </text:list>
        </text:list-item>
        <text:list-item>
          <text:p text:style-name="P107"><text:span text:style-name="T206">Сотрудник магазина может осуществлять следующие действия:</text:span><text:span text:style-name="T207"/></text:p>
        </text:list-item>
        <text:list-item>
          <text:list>
            <text:list-item>
              <text:p text:style-name="P108"><text:span text:style-name="T208">вести справочники (добавление, удаление, редактирование);</text:span><text:span text:style-name="T209"/></text:p>
            </text:list-item>
            <text:list-item>
              <text:p text:style-name="P109"><text:span text:style-name="T210">оформлять заказ на товар (в одном заказе может быть несколько различных товаров в разном количестве);</text:span><text:span text:style-name="T211"/></text:p>
            </text:list-item>
            <text:list-item>
              <text:p text:style-name="P110"><text:span text:style-name="T212">стоимость заказа рассчитывается динамически. </text:span><text:span text:style-name="T213"/></text:p>
            </text:list-item>
          </text:list>
        </text:list-item>
      </text:list>
      <text:p text:style-name="P111"><text:span text:style-name="T214"/><text:span text:style-name="T215">Дата выдачи задания «</text:span><text:span text:style-name="T216"><text:s text:c="10"/></text:span><text:span text:style-name="T217">»</text:span><text:span text:style-name="T218"> ноября </text:span><text:span text:style-name="T219">202</text:span><text:span text:style-name="T220">4</text:span><text:span text:style-name="T221"> г.</text:span><text:span/></text:p>
      <text:p text:style-name="P112"><text:span text:style-name="T222"/><text:span text:style-name="T223">Срок сдачи работы<text:s text:c="4"/>«</text:span><text:span text:style-name="T224"><text:s text:c="10"/></text:span><text:span text:style-name="T225">» </text:span><text:span text:style-name="T226">ноября </text:span><text:span text:style-name="T227">202</text:span><text:span text:style-name="T228">4</text:span><text:span text:style-name="T229"> г.</text:span><text:span/></text:p>
      <text:p text:style-name="P113"><text:span text:style-name="T230"/><text:span text:style-name="T231"/></text:p>
      <text:p text:style-name="P114"><text:span text:style-name="T232">Перечень вопросов, подлежащих разработке:</text:span><text:span/></text:p>
      <text:list text:style-name="WWNum2" text:continue-numbering="true">
        <text:list-item>
          <text:list>
            <text:list-item>
              <text:list>
                <text:list-item>
                  <text:p text:style-name="P115"><text:span text:style-name="T233">Введение (название выбранной темы, обзор раскрываемых вопросов, актуальность).</text:span><text:span text:style-name="T234"/></text:p>
                </text:list-item>
                <text:list-item>
                  <text:p text:style-name="P116"><text:span text:style-name="T235">Анализ предметной области. </text:span><text:span text:style-name="T236"/></text:p>
                </text:list-item>
                <text:list-item>
                  <text:p text:style-name="P117"><text:span text:style-name="T237">Проектирование базы данных информационной системы.</text:span><text:span text:style-name="T238"/></text:p>
                </text:list-item>
                <text:list-item>
                  <text:p text:style-name="P118"><text:span text:style-name="T239">Разработка информационной системы.</text:span><text:span text:style-name="T240"/></text:p>
                </text:list-item>
                <text:list-item>
                  <text:p text:style-name="P119"><text:span text:style-name="T241">Руководство пользователя.</text:span><text:span text:style-name="T242"/></text:p>
                </text:list-item>
                <text:list-item>
                  <text:p text:style-name="P120"><text:span text:style-name="T243">Заключение.</text:span><text:span text:style-name="T244"/></text:p>
                </text:list-item>
                <text:list-item>
                  <text:p text:style-name="P121"><text:span text:style-name="T245">Список использованной литературы.</text:span><text:span/></text:p>
                </text:list-item>
              </text:list>
            </text:list-item>
          </text:list>
        </text:list-item>
      </text:list>
      <text:p text:style-name="P122"><text:span text:style-name="T246">Задание выдал преподаватель</text:span><text:span text:style-name="T247"> ______________________________ </text:span><text:span/></text:p>
      <text:p text:style-name="P123"><text:span text:style-name="T248"/><text:span text:style-name="T249"/></text:p>
      <text:p text:style-name="P124"><text:span text:style-name="T250">Задание принял обучающийся_______________________________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Caption" style:family="paragraph" style:name="179">
      <style:paragraph-properties fo:line-height="100%" fo:margin-bottom="10pt"/>
      <style:text-properties fo:color="#0e2841" fo:font-size="9pt" fo:font-style="italic"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5">
      <style:paragraph-properties fo:line-height="100%" fo:text-align="left" fo:border="none"/>
      <style:text-properties fo:font-variant="normal" fo:text-transform="none" fo:color="#000000" style:text-line-through-type="none" fo:font-family="Liberation Serif" style:font-family-asian="Droid Sans Fallback" style:font-family-complex="Droid Sans Devanagari" fo:font-size="12pt" fo:letter-spacing="0pt" fo:language="ru" fo:country="RU" fo:font-style="normal" style:text-underline-type="none" style:text-underline-width="auto" fo:font-weight="normal"/>
    </style:style>
    <style:style style:parent-style-name="665" style:display-name="Standard" style:family="paragraph" style:name="666">
      <style:paragraph-properties/>
      <style:text-properties/>
    </style:style>
    <style:style style:parent-style-name="665" style:display-name="Обычный" style:family="paragraph" style:name="667">
      <style:paragraph-properties/>
      <style:text-properties/>
    </style:style>
    <style:style style:parent-style-name="666" style:display-name="Heading" style:family="paragraph" style:name="668">
      <style:paragraph-properties fo:margin-top="12pt" fo:margin-bottom="6pt"/>
      <style:text-properties fo:font-family="Liberation Sans" style:font-family-complex="'Liberation Sans'" fo:font-size="14pt"/>
    </style:style>
    <style:style style:parent-style-name="666" style:display-name="Text body" style:family="paragraph" style:name="669">
      <style:paragraph-properties fo:line-height="115%" fo:margin-top="0pt" fo:margin-bottom="7pt"/>
      <style:text-properties/>
    </style:style>
    <style:style style:parent-style-name="669" style:display-name="List" style:family="paragraph" style:name="670">
      <style:paragraph-properties/>
    </style:style>
    <style:style style:parent-style-name="666" style:display-name="Название объекта" style:family="paragraph" style:name="671">
      <style:paragraph-properties fo:margin-top="6pt" fo:margin-bottom="6pt"/>
      <style:text-properties fo:font-style="italic"/>
    </style:style>
    <style:style style:parent-style-name="666" style:display-name="Index" style:family="paragraph" style:name="672">
      <style:paragraph-properties/>
    </style:style>
    <style:style style:parent-style-name="666" style:display-name="Table Contents" style:family="paragraph" style:name="673">
      <style:paragraph-properties/>
      <style:text-properties/>
    </style:style>
    <style:style style:parent-style-name="667" style:display-name="Абзац списка" style:family="paragraph" style:name="674">
      <style:paragraph-properties fo:line-height="104.167%" fo:margin-left="1.27cm" fo:margin-right="0cm" fo:text-indent="0cm" fo:margin-top="0pt" fo:margin-bottom="8pt"/>
      <style:text-properties fo:font-family="Calibri" style:font-family-asian="Calibri" style:font-family-complex="FreeSans" fo:font-size="11pt"/>
    </style:style>
    <style:style style:parent-style-name="665" style:display-name="Основной шрифт абзаца" style:family="text" style:name="675">
      <style:paragraph-properties/>
      <style:text-properties/>
    </style:style>
    <style:style style:parent-style-name="665" style:display-name="Internet link" style:family="text" style:name="676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75" style:display-name="Гиперссылка" style:family="text" style:name="67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5" style:display-name="WW_CharLFO2LVL1" style:family="text" style:name="678">
      <style:paragraph-properties/>
      <style:text-properties fo:font-family="Symbol" style:font-family-asian="Symbol" style:font-family-complex="Symbol"/>
    </style:style>
    <style:style style:parent-style-name="665" style:display-name="WW_CharLFO2LVL2" style:family="text" style:name="679">
      <style:paragraph-properties/>
      <style:text-properties fo:font-family="Courier New" style:font-family-complex="Courier New"/>
    </style:style>
    <style:style style:parent-style-name="665" style:display-name="WW_CharLFO2LVL3" style:family="text" style:name="680">
      <style:paragraph-properties/>
      <style:text-properties fo:font-family="Wingdings" style:font-family-asian="Wingdings" style:font-family-complex="Wingdings"/>
    </style:style>
    <style:style style:parent-style-name="665" style:display-name="WW_CharLFO2LVL4" style:family="text" style:name="681">
      <style:paragraph-properties/>
      <style:text-properties fo:font-family="Symbol" style:font-family-asian="Symbol" style:font-family-complex="Symbol"/>
    </style:style>
    <style:style style:parent-style-name="665" style:display-name="WW_CharLFO2LVL5" style:family="text" style:name="682">
      <style:paragraph-properties/>
      <style:text-properties fo:font-family="Courier New" style:font-family-complex="Courier New"/>
    </style:style>
    <style:style style:parent-style-name="665" style:display-name="WW_CharLFO2LVL6" style:family="text" style:name="683">
      <style:paragraph-properties/>
      <style:text-properties fo:font-family="Wingdings" style:font-family-asian="Wingdings" style:font-family-complex="Wingdings"/>
    </style:style>
    <style:style style:parent-style-name="665" style:display-name="WW_CharLFO2LVL7" style:family="text" style:name="684">
      <style:paragraph-properties/>
      <style:text-properties fo:font-family="Symbol" style:font-family-asian="Symbol" style:font-family-complex="Symbol"/>
    </style:style>
    <style:style style:parent-style-name="665" style:display-name="WW_CharLFO2LVL8" style:family="text" style:name="685">
      <style:paragraph-properties/>
      <style:text-properties fo:font-family="Courier New" style:font-family-complex="Courier New"/>
    </style:style>
    <style:style style:parent-style-name="665" style:display-name="WW_CharLFO2LVL9" style:family="text" style:name="686">
      <style:paragraph-properties/>
      <style:text-properties fo:font-family="Wingdings" style:font-family-asian="Wingdings" style:font-family-complex="Wingdings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0.501cm" fo:margin-bottom="0.7515cm" fo:margin-left="2cm" fo:margin-right="2cm"/>
    </style:page-layout>
    <style:page-layout style:name="Mpm2">
      <style:page-layout-properties fo:page-width="21cm" fo:page-height="29.7cm" style:print-orientation="portrait" fo:margin-top="0.501cm" fo:margin-bottom="0.7515cm" fo:margin-left="2cm" fo:margin-right="2cm"/>
    </style:page-layout>
    <style:page-layout style:name="Mpm3">
      <style:page-layout-properties fo:page-width="21cm" fo:page-height="29.7cm" style:print-orientation="portrait" fo:margin-top="0.501cm" fo:margin-bottom="0.7515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0.143</meta:generator>
    <meta:creation-date>2023-11-05T19:47:00Z</meta:creation-date>
  </office:meta>
</office:document-meta>
</file>